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6.698cm" fo:min-width="15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5cm" fo:min-width="0.40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3pt"/>
    </style:style>
    <style:style style:name="P5" style:family="paragraph">
      <loext:graphic-properties draw:fill="none" draw:fill-color="#ffffff"/>
      <style:text-properties fo:font-size="13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fo:color="#ff3333" fo:font-size="13pt" fo:font-weight="bold"/>
    </style:style>
    <style:style style:name="P8" style:family="paragraph">
      <loext:graphic-properties draw:fill="none" draw:fill-color="#ffffff"/>
      <style:text-properties fo:color="#ff3333" fo:font-size="1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6cm" svg:height="7cm" svg:x="4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86cm" svg:height="1cm" svg:x="9.576cm" svg:y="2.054cm">
          <draw:text-box>
            <text:p>SVS Decorder</text:p>
          </draw:text-box>
        </draw:frame>
        <draw:custom-shape draw:style-name="gr3" draw:text-style-name="P1" draw:layer="layout" svg:width="1.12cm" svg:height="1.341cm" draw:transform="skewX (0.000698131700797731) rotate (-1.56381500978692) translate (6.67cm 7.84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draw:layer="layout" svg:width="1.12cm" svg:height="1.341cm" draw:transform="skewX (0.000698131700797731) rotate (-1.56381500978692) translate (10.649cm 7.85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draw:layer="layout" svg:width="1.12cm" svg:height="1.341cm" draw:transform="skewX (0.000698131700797731) rotate (-1.56381500978692) translate (14.649cm 7.85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draw:layer="layout" svg:width="1.12cm" svg:height="1.341cm" draw:transform="skewX (0.000698131700797731) rotate (-1.56381500978692) translate (18.628cm 7.851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4" draw:text-style-name="P3" draw:layer="layout" svg:x1="6cm" svg:y1="9cm" svg:x2="6cm" svg:y2="12cm">
          <text:p/>
        </draw:line>
        <draw:frame draw:style-name="gr5" draw:text-style-name="P5" draw:layer="layout" svg:width="1.9cm" svg:height="0.9cm" svg:x="5cm" svg:y="12cm">
          <draw:text-box>
            <text:p text:style-name="P4">SVS 0</text:p>
          </draw:text-box>
        </draw:frame>
        <draw:line draw:style-name="gr4" draw:text-style-name="P3" draw:layer="layout" svg:x1="10cm" svg:y1="8.987cm" svg:x2="10cm" svg:y2="11.987cm">
          <text:p/>
        </draw:line>
        <draw:frame draw:style-name="gr5" draw:text-style-name="P5" draw:layer="layout" svg:width="1.9cm" svg:height="0.9cm" svg:x="9cm" svg:y="11.987cm">
          <draw:text-box>
            <text:p text:style-name="P4">SVS 1</text:p>
          </draw:text-box>
        </draw:frame>
        <draw:line draw:style-name="gr4" draw:text-style-name="P3" draw:layer="layout" svg:x1="13.981cm" svg:y1="8.974cm" svg:x2="13.981cm" svg:y2="11.974cm">
          <text:p/>
        </draw:line>
        <draw:frame draw:style-name="gr5" draw:text-style-name="P5" draw:layer="layout" svg:width="1.9cm" svg:height="0.9cm" svg:x="12.981cm" svg:y="11.974cm">
          <draw:text-box>
            <text:p text:style-name="P4">SVS 2</text:p>
          </draw:text-box>
        </draw:frame>
        <draw:line draw:style-name="gr4" draw:text-style-name="P3" draw:layer="layout" svg:x1="17.981cm" svg:y1="8.961cm" svg:x2="17.981cm" svg:y2="11.961cm">
          <text:p/>
        </draw:line>
        <draw:frame draw:style-name="gr5" draw:text-style-name="P5" draw:layer="layout" svg:width="1.9cm" svg:height="0.9cm" svg:x="16.981cm" svg:y="11.961cm">
          <draw:text-box>
            <text:p text:style-name="P4">SVS 3</text:p>
          </draw:text-box>
        </draw:frame>
        <draw:frame draw:style-name="gr5" draw:text-style-name="P5" draw:layer="layout" svg:width="1.9cm" svg:height="0.9cm" svg:x="1cm" svg:y="3.1cm">
          <draw:text-box>
            <text:p text:style-name="P4">dtag 0</text:p>
          </draw:text-box>
        </draw:frame>
        <draw:frame draw:style-name="gr5" draw:text-style-name="P5" draw:layer="layout" svg:width="1.9cm" svg:height="0.9cm" svg:x="1cm" svg:y="4.1cm">
          <draw:text-box>
            <text:p text:style-name="P4">dtag 1</text:p>
          </draw:text-box>
        </draw:frame>
        <draw:frame draw:style-name="gr5" draw:text-style-name="P5" draw:layer="layout" svg:width="1.9cm" svg:height="0.9cm" svg:x="1cm" svg:y="6.1cm">
          <draw:text-box>
            <text:p text:style-name="P4">dtag 0</text:p>
          </draw:text-box>
        </draw:frame>
        <draw:frame draw:style-name="gr5" draw:text-style-name="P5" draw:layer="layout" svg:width="1.9cm" svg:height="0.9cm" svg:x="1cm" svg:y="7.1cm">
          <draw:text-box>
            <text:p text:style-name="P4">dtag 1</text:p>
          </draw:text-box>
        </draw:frame>
        <draw:line draw:style-name="gr6" draw:text-style-name="P3" draw:layer="layout" svg:x1="1.114cm" svg:y1="6.243cm" svg:x2="2.614cm" svg:y2="6.243cm">
          <text:p/>
        </draw:line>
        <draw:line draw:style-name="gr6" draw:text-style-name="P3" draw:layer="layout" svg:x1="1.114cm" svg:y1="7.243cm" svg:x2="2.614cm" svg:y2="7.243cm">
          <text:p/>
        </draw:line>
        <draw:line draw:style-name="gr4" draw:text-style-name="P3" draw:layer="layout" svg:x1="3cm" svg:y1="6.5cm" svg:x2="13.7cm" svg:y2="6.5cm">
          <text:p/>
        </draw:line>
        <draw:line draw:style-name="gr4" draw:text-style-name="P3" draw:layer="layout" svg:x1="13.676cm" svg:y1="6.481cm" svg:x2="13.676cm" svg:y2="7.881cm">
          <text:p/>
        </draw:line>
        <draw:line draw:style-name="gr4" draw:text-style-name="P3" draw:layer="layout" svg:x1="5.676cm" svg:y1="6.481cm" svg:x2="5.676cm" svg:y2="7.881cm">
          <text:p/>
        </draw:line>
        <draw:line draw:style-name="gr4" draw:text-style-name="P3" draw:layer="layout" svg:x1="3cm" svg:y1="7.5cm" svg:x2="10.3cm" svg:y2="7.5cm">
          <text:p/>
        </draw:line>
        <draw:line draw:style-name="gr4" draw:text-style-name="P3" draw:layer="layout" svg:x1="10.288cm" svg:y1="7.881cm" svg:x2="10.288cm" svg:y2="7.499cm">
          <text:p/>
        </draw:line>
        <draw:line draw:style-name="gr4" draw:text-style-name="P3" draw:layer="layout" svg:x1="6.288cm" svg:y1="7.882cm" svg:x2="6.288cm" svg:y2="7.5cm">
          <text:p/>
        </draw:line>
        <draw:line draw:style-name="gr4" draw:text-style-name="P3" draw:layer="layout" svg:x1="3cm" svg:y1="3.5cm" svg:x2="17.7cm" svg:y2="3.5cm">
          <text:p/>
        </draw:line>
        <draw:line draw:style-name="gr4" draw:text-style-name="P3" draw:layer="layout" svg:x1="3cm" svg:y1="4.5cm" svg:x2="18.3cm" svg:y2="4.5cm">
          <text:p/>
        </draw:line>
        <draw:line draw:style-name="gr4" draw:text-style-name="P3" draw:layer="layout" svg:x1="14.288cm" svg:y1="7.88cm" svg:x2="14.288cm" svg:y2="4.499cm">
          <text:p/>
        </draw:line>
        <draw:line draw:style-name="gr4" draw:text-style-name="P3" draw:layer="layout" svg:x1="18.288cm" svg:y1="7.881cm" svg:x2="18.288cm" svg:y2="4.5cm">
          <text:p/>
        </draw:line>
        <draw:line draw:style-name="gr4" draw:text-style-name="P3" draw:layer="layout" svg:x1="17.694cm" svg:y1="7.881cm" svg:x2="17.694cm" svg:y2="3.5cm">
          <text:p/>
        </draw:line>
        <draw:line draw:style-name="gr4" draw:text-style-name="P3" draw:layer="layout" svg:x1="9.694cm" svg:y1="7.882cm" svg:x2="9.694cm" svg:y2="3.501cm">
          <text:p/>
        </draw:line>
        <draw:custom-shape draw:style-name="gr7" draw:text-style-name="P6" draw:layer="layout" svg:width="0.25cm" svg:height="0.248cm" svg:x="14.172cm" svg:y="4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cm" svg:height="0.248cm" svg:x="9.573cm" svg:y="3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cm" svg:height="0.248cm" svg:x="5.574cm" svg:y="6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cm" svg:height="0.248cm" svg:x="6.175cm" svg:y="7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8cm" svg:height="0.763cm" svg:x="2.7cm" svg:y="2.8cm">
          <draw:text-box>
            <text:p text:style-name="P7">0</text:p>
          </draw:text-box>
        </draw:frame>
        <draw:frame draw:style-name="gr8" draw:text-style-name="P8" draw:layer="layout" svg:width="0.8cm" svg:height="0.763cm" svg:x="2.7cm" svg:y="3.901cm">
          <draw:text-box>
            <text:p text:style-name="P7">1</text:p>
          </draw:text-box>
        </draw:frame>
        <draw:frame draw:style-name="gr8" draw:text-style-name="P8" draw:layer="layout" svg:width="0.8cm" svg:height="0.763cm" svg:x="2.7cm" svg:y="2.801cm">
          <draw:text-box>
            <text:p text:style-name="P7">0</text:p>
          </draw:text-box>
        </draw:frame>
        <draw:frame draw:style-name="gr8" draw:text-style-name="P8" draw:layer="layout" svg:width="0.8cm" svg:height="0.763cm" svg:x="2.7cm" svg:y="5.8cm">
          <draw:text-box>
            <text:p text:style-name="P7">1</text:p>
          </draw:text-box>
        </draw:frame>
        <draw:frame draw:style-name="gr8" draw:text-style-name="P8" draw:layer="layout" svg:width="0.8cm" svg:height="0.763cm" svg:x="2.7cm" svg:y="6.901cm">
          <draw:text-box>
            <text:p text:style-name="P7">0</text:p>
          </draw:text-box>
        </draw:frame>
        <draw:frame draw:style-name="gr8" draw:text-style-name="P8" draw:layer="layout" svg:width="0.8cm" svg:height="0.763cm" svg:x="5.4cm" svg:y="11.402cm">
          <draw:text-box>
            <text:p text:style-name="P7">0</text:p>
          </draw:text-box>
        </draw:frame>
        <draw:frame draw:style-name="gr8" draw:text-style-name="P8" draw:layer="layout" svg:width="0.8cm" svg:height="0.763cm" svg:x="9.4cm" svg:y="11.403cm">
          <draw:text-box>
            <text:p text:style-name="P7">0</text:p>
          </draw:text-box>
        </draw:frame>
        <draw:frame draw:style-name="gr8" draw:text-style-name="P8" draw:layer="layout" svg:width="0.8cm" svg:height="0.763cm" svg:x="13.4cm" svg:y="11.404cm">
          <draw:text-box>
            <text:p text:style-name="P7">1</text:p>
          </draw:text-box>
        </draw:frame>
        <draw:frame draw:style-name="gr8" draw:text-style-name="P8" draw:layer="layout" svg:width="0.8cm" svg:height="0.763cm" svg:x="17.4cm" svg:y="11.405cm">
          <draw:text-box>
            <text:p text:style-name="P7"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11T14:43:05.139605120</dc:date>
    <meta:editing-duration>PT3H30M58S</meta:editing-duration>
    <meta:editing-cycles>27</meta:editing-cycles>
    <meta:generator>LibreOffice/6.0.7.3$Linux_X86_64 LibreOffice_project/00m0$Build-3</meta:generator>
    <meta:document-statistic meta:object-count="45"/>
  </office:meta>
</office:document-meta>
</file>